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CLOUD COMPUTING ASSIGNMENT 1</text:span><text:span text:style-name="T2"/></text:p>
      <text:p text:style-name="P1"><text:span text:style-name="T2">Scenario: A small e-commerce company is experiencing rapid growth and is considering moving their website to the cloud to handle the increased traffic. The website currently runs on a single dedicated server, and the company ABCD’s IT team is not experienced in cloud computing.</text:span></text:p>
      <text:p text:style-name="P1"><text:span text:style-name="T2">1.<text:tab/>What are the steps that the company should take to migrate their website to the cloud, and what deployment model should they choose? Which cloud computing deployment model (public, private, hybrid, or community) would be most appropriate for hosting the online shopping platform, and why? Justify your answer with an example.</text:span></text:p>
      <text:p text:style-name="P1"><text:span text:style-name="T2">2.<text:tab/>What were the early technologies that contributed to the development of cloud computing, and how did they shape the industry?</text:span></text:p>
      <text:p text:style-name="P1"><text:span text:style-name="T2">3.<text:tab/>Compare and contrast the three main cloud service models (IaaS, PaaS, and SaaS) with respect to business contexts. Give examples of each, and explain the advantages and disadvantages of each model.</text:span></text:p>
      <text:p text:style-name="P1"><text:span text:style-name="T2">4.<text:tab/>How did the emergence of mobile computing and the grid computing impact the growth of Cloud Computing, and what new opportunities did it create in the above scenario?</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